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color="#99284c"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84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n-chrs</text:p>
          </table:table-cell>
          <table:table-cell office:value-type="string">
            <text:p>d</text:p>
          </table:table-cell>
          <table:table-cell office:value-type="string">
            <text:p>d^2</text:p>
          </table:table-cell>
          <table:table-cell table:number-columns-repeated="5"/>
        </table:table-row>
        <table:table-row table:style-name="ro1">
          <table:table-cell office:value-type="string">
            <text:p>cjz</text:p>
          </table:table-cell>
          <table:table-cell office:value-type="float" office:value="2562">
            <text:p>2562</text:p>
          </table:table-cell>
          <table:table-cell table:number-columns-repeated="7"/>
        </table:table-row>
        <table:table-row table:style-name="ro1">
          <table:table-cell office:value-type="string">
            <text:p>cj</text:p>
          </table:table-cell>
          <table:table-cell office:value-type="float" office:value="134">
            <text:p>134</text:p>
          </table:table-cell>
          <table:table-cell table:number-columns-repeated="7"/>
        </table:table-row>
        <table:table-row table:style-name="ro1">
          <table:table-cell office:value-type="string">
            <text:p>cz</text:p>
          </table:table-cell>
          <table:table-cell office:value-type="float" office:value="1357">
            <text:p>1357</text:p>
          </table:table-cell>
          <table:table-cell table:number-columns-repeated="7"/>
        </table:table-row>
        <table:table-row table:style-name="ro1">
          <table:table-cell office:value-type="string">
            <text:p>c</text:p>
          </table:table-cell>
          <table:table-cell office:value-type="float" office:value="1775">
            <text:p>1775</text:p>
          </table:table-cell>
          <table:table-cell table:number-columns-repeated="7"/>
        </table:table-row>
        <table:table-row table:style-name="ro1">
          <table:table-cell office:value-type="string">
            <text:p>jz</text:p>
          </table:table-cell>
          <table:table-cell office:value-type="float" office:value="1420">
            <text:p>1420</text:p>
          </table:table-cell>
          <table:table-cell table:number-columns-repeated="7"/>
        </table:table-row>
        <table:table-row table:style-name="ro1">
          <table:table-cell office:value-type="string">
            <text:p>j</text:p>
          </table:table-cell>
          <table:table-cell office:value-type="float" office:value="480">
            <text:p>480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float" office:value="2079">
            <text:p>2079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</text:p>
          </table:table-cell>
          <table:table-cell table:formula="of:=[.B3]+[.B4]+[.B5]+[.B6]" office:value-type="float" office:value="5828">
            <text:p>5828</text:p>
          </table:table-cell>
          <table:table-cell office:value-type="float" office:value="284">
            <text:p>284</text:p>
          </table:table-cell>
          <table:table-cell table:formula="of:=[.C11]*[.C11]" office:value-type="float" office:value="80656">
            <text:p>80656</text:p>
          </table:table-cell>
          <table:table-cell table:formula="of:=[.D11]/[.B11]" office:value-type="float" office:value="13.8393960192176">
            <text:p>13.84</text:p>
          </table:table-cell>
          <table:table-cell table:number-columns-repeated="4"/>
        </table:table-row>
        <table:table-row table:style-name="ro1">
          <table:table-cell office:value-type="string">
            <text:p>J</text:p>
          </table:table-cell>
          <table:table-cell table:formula="of:=[.B3]+[.B4]+[.B7]+[.B8]" office:value-type="float" office:value="4596">
            <text:p>4596</text:p>
          </table:table-cell>
          <table:table-cell office:value-type="float" office:value="228">
            <text:p>228</text:p>
          </table:table-cell>
          <table:table-cell table:formula="of:=[.C12]*[.C12]" office:value-type="float" office:value="51984">
            <text:p>51984</text:p>
          </table:table-cell>
          <table:table-cell table:formula="of:=[.D12]/[.B12]" office:value-type="float" office:value="11.3107049608355">
            <text:p>11.31</text:p>
          </table:table-cell>
          <table:table-cell table:number-columns-repeated="4"/>
        </table:table-row>
        <table:table-row table:style-name="ro1">
          <table:table-cell office:value-type="string">
            <text:p>Z</text:p>
          </table:table-cell>
          <table:table-cell table:formula="of:=[.B3]+[.B5]+[.B7]+[.B9]" office:value-type="float" office:value="7418">
            <text:p>7418</text:p>
          </table:table-cell>
          <table:table-cell office:value-type="float" office:value="263">
            <text:p>263</text:p>
          </table:table-cell>
          <table:table-cell table:formula="of:=[.C13]*[.C13]" office:value-type="float" office:value="69169">
            <text:p>69169</text:p>
          </table:table-cell>
          <table:table-cell table:formula="of:=[.D13]/[.B13]" office:value-type="float" office:value="9.32448099218118">
            <text:p>9.32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Corrected; in the original graphic, the circles for C and Z got swapped; the ratio</text:p>
          </table:table-cell>
          <table:table-cell table:number-columns-repeated="8"/>
        </table:table-row>
        <table:table-row table:style-name="ro1">
          <table:table-cell office:value-type="string">
            <text:p>between diameter squared and number of chrs is 11.3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n-chrs</text:p>
          </table:table-cell>
          <table:table-cell office:value-type="string">
            <text:p>d</text:p>
          </table:table-cell>
          <table:table-cell office:value-type="string">
            <text:p>d^2</text:p>
          </table:table-cell>
          <table:table-cell table:number-columns-repeated="5"/>
        </table:table-row>
        <table:table-row table:style-name="ro1">
          <table:table-cell office:value-type="string">
            <text:p>c</text:p>
          </table:table-cell>
          <table:table-cell office:value-type="float" office:value="1778">
            <text:p>1778</text:p>
          </table:table-cell>
          <table:table-cell table:number-columns-repeated="7"/>
        </table:table-row>
        <table:table-row table:style-name="ro1">
          <table:table-cell office:value-type="string">
            <text:p>cj</text:p>
          </table:table-cell>
          <table:table-cell office:value-type="float" office:value="134">
            <text:p>134</text:p>
          </table:table-cell>
          <table:table-cell table:number-columns-repeated="7"/>
        </table:table-row>
        <table:table-row table:style-name="ro1">
          <table:table-cell office:value-type="string">
            <text:p>cjz</text:p>
          </table:table-cell>
          <table:table-cell office:value-type="float" office:value="2563">
            <text:p>2563</text:p>
          </table:table-cell>
          <table:table-cell table:number-columns-repeated="7"/>
        </table:table-row>
        <table:table-row table:style-name="ro1">
          <table:table-cell office:value-type="string">
            <text:p>cz</text:p>
          </table:table-cell>
          <table:table-cell office:value-type="float" office:value="1357">
            <text:p>1357</text:p>
          </table:table-cell>
          <table:table-cell table:number-columns-repeated="7"/>
        </table:table-row>
        <table:table-row table:style-name="ro1">
          <table:table-cell office:value-type="string">
            <text:p>j</text:p>
          </table:table-cell>
          <table:table-cell office:value-type="float" office:value="482">
            <text:p>482</text:p>
          </table:table-cell>
          <table:table-cell table:number-columns-repeated="7"/>
        </table:table-row>
        <table:table-row table:style-name="ro1">
          <table:table-cell office:value-type="string">
            <text:p>jz</text:p>
          </table:table-cell>
          <table:table-cell office:value-type="float" office:value="1421">
            <text:p>1421</text:p>
          </table:table-cell>
          <table:table-cell table:number-columns-repeated="7"/>
        </table:table-row>
        <table:table-row table:style-name="ro1">
          <table:table-cell office:value-type="string">
            <text:p>z</text:p>
          </table:table-cell>
          <table:table-cell office:value-type="float" office:value="2079">
            <text:p>2079</text:p>
          </table:table-cell>
          <table:table-cell table:number-columns-repeated="7"/>
        </table:table-row>
        <table:table-row table:style-name="ro1">
          <table:table-cell/>
          <table:table-cell table:style-name="ce1" table:formula="of:=SUM([.B19:.B25])" office:value-type="float" office:value="9814">
            <text:p>9814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</text:p>
          </table:table-cell>
          <table:table-cell office:value-type="float" office:value="5832">
            <text:p>5832</text:p>
          </table:table-cell>
          <table:table-cell office:value-type="float" office:value="263">
            <text:p>263</text:p>
          </table:table-cell>
          <table:table-cell table:formula="of:=[.C28]*[.C28]" office:value-type="float" office:value="69169">
            <text:p>69169</text:p>
          </table:table-cell>
          <table:table-cell table:formula="of:=[.D28]/[.B28]" office:value-type="float" office:value="11.8602537722908">
            <text:p>11.86</text:p>
          </table:table-cell>
          <table:table-cell table:number-columns-repeated="4"/>
        </table:table-row>
        <table:table-row table:style-name="ro1">
          <table:table-cell office:value-type="string">
            <text:p>J</text:p>
          </table:table-cell>
          <table:table-cell office:value-type="float" office:value="4600">
            <text:p>4600</text:p>
          </table:table-cell>
          <table:table-cell office:value-type="float" office:value="228">
            <text:p>228</text:p>
          </table:table-cell>
          <table:table-cell table:formula="of:=[.C29]*[.C29]" office:value-type="float" office:value="51984">
            <text:p>51984</text:p>
          </table:table-cell>
          <table:table-cell table:formula="of:=[.D29]/[.B29]" office:value-type="float" office:value="11.3008695652174">
            <text:p>11.3</text:p>
          </table:table-cell>
          <table:table-cell table:number-columns-repeated="4"/>
        </table:table-row>
        <table:table-row table:style-name="ro1">
          <table:table-cell office:value-type="string">
            <text:p>Z</text:p>
          </table:table-cell>
          <table:table-cell office:value-type="float" office:value="7420">
            <text:p>7420</text:p>
          </table:table-cell>
          <table:table-cell office:value-type="float" office:value="284">
            <text:p>284</text:p>
          </table:table-cell>
          <table:table-cell table:formula="of:=[.C30]*[.C30]" office:value-type="float" office:value="80656">
            <text:p>80656</text:p>
          </table:table-cell>
          <table:table-cell table:formula="of:=[.D30]/[.B30]" office:value-type="float" office:value="10.8700808625337">
            <text:p>10.87</text:p>
          </table:table-cell>
          <table:table-cell office:value-type="string">
            <text:p>??</text:p>
          </table:table-cell>
          <table:table-cell table:number-columns-repeated="3"/>
        </table:table-row>
        <table:table-row table:style-name="ro1">
          <table:table-cell table:number-columns-repeated="8"/>
          <table:table-cell>
            <draw:frame table:end-cell-address="Sheet1.S54" table:end-x="2.12cm" table:end-y="0.295cm" draw:z-index="0" draw:style-name="gr1" svg:width="23.848cm" svg:height="10.258cm" svg:x="0.853cm" svg:y="0.384cm">
              <draw:object draw:notify-on-update-of-ranges="Sheet1.B35:Sheet1.B43 Sheet1.D34:Sheet1.D34 Sheet1.D35:Sheet1.D43 Sheet1.C35:Sheet1.C4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https://en.wikipedia.org/wiki/CJK_Unified_Ideographs#Unicode_version_history</text:p>
          </table:table-cell>
          <table:table-cell table:number-columns-repeated="8"/>
        </table:table-row>
        <table:table-row table:style-name="ro1">
          <table:table-cell office:value-type="string">
            <text:p>CJK unified Ideographs additions per Unicode version</text:p>
          </table:table-cell>
          <table:table-cell table:number-columns-repeated="3"/>
          <table:table-cell office:value-type="string">
            <text:p>CJK unified Ideographs additions per Unicode versio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icode version</text:p>
          </table:table-cell>
          <table:table-cell/>
          <table:table-cell office:value-type="string">
            <text:p>Total Characters</text:p>
          </table:table-cell>
          <table:table-cell office:value-type="string">
            <text:p>diameter</text:p>
          </table:table-cell>
          <table:table-cell office:value-type="string">
            <text:p>all cjk / used chrs</text:p>
          </table:table-cell>
          <table:table-cell table:number-columns-repeated="3"/>
        </table:table-row>
        <table:table-row table:style-name="ro1">
          <table:table-cell office:value-type="string">
            <text:p>1.0 (1991)</text:p>
          </table:table-cell>
          <table:table-cell table:style-name="ce2" office:value-type="string">
            <text:p>1.0</text:p>
          </table:table-cell>
          <table:table-cell table:style-name="ce3" office:value-type="date" office:date-value="1991-01-01">
            <text:p>1991-01-01</text:p>
          </table:table-cell>
          <table:table-cell office:value-type="float" office:value="20914">
            <text:p>20914</text:p>
          </table:table-cell>
          <table:table-cell table:formula="of:=SQRT([.D35]*11.3)" office:value-type="float" office:value="486.135989204667">
            <text:p>486.14</text:p>
          </table:table-cell>
          <table:table-cell table:formula="of:=[.D35]/[.$B$26]" office:value-type="float" office:value="2.13103729366212">
            <text:p>2.13</text:p>
          </table:table-cell>
          <table:table-cell table:formula="of:=[.E35]/[.$H$43]" office:value-type="float" office:value="282.064266807307">
            <text:p>282.06</text:p>
          </table:table-cell>
          <table:table-cell table:number-columns-repeated="2"/>
        </table:table-row>
        <table:table-row table:style-name="ro1">
          <table:table-cell office:value-type="string">
            <text:p>3.0 (1999)</text:p>
          </table:table-cell>
          <table:table-cell office:value-type="string">
            <text:p>3.0</text:p>
          </table:table-cell>
          <table:table-cell table:style-name="ce3" office:value-type="date" office:date-value="1999-01-01">
            <text:p>1999-01-01</text:p>
          </table:table-cell>
          <table:table-cell office:value-type="float" office:value="27496">
            <text:p>27496</text:p>
          </table:table-cell>
          <table:table-cell table:formula="of:=SQRT([.D36]*11.3)" office:value-type="float" office:value="557.409006026993">
            <text:p>557.41</text:p>
          </table:table-cell>
          <table:table-cell table:formula="of:=[.D36]/[.$B$26]" office:value-type="float" office:value="2.80171184022825">
            <text:p>2.8</text:p>
          </table:table-cell>
          <table:table-cell table:formula="of:=[.E36]/[.$H$43]" office:value-type="float" office:value="323.418068376338">
            <text:p>323.42</text:p>
          </table:table-cell>
          <table:table-cell table:number-columns-repeated="2"/>
        </table:table-row>
        <table:table-row table:style-name="ro1">
          <table:table-cell office:value-type="string">
            <text:p>3.1 (2001)</text:p>
          </table:table-cell>
          <table:table-cell office:value-type="string">
            <text:p>3.1</text:p>
          </table:table-cell>
          <table:table-cell table:style-name="ce3" office:value-type="date" office:date-value="2001-01-01">
            <text:p>2001-01-01</text:p>
          </table:table-cell>
          <table:table-cell office:value-type="float" office:value="70207">
            <text:p>70207</text:p>
          </table:table-cell>
          <table:table-cell table:formula="of:=SQRT([.D37]*11.3)" office:value-type="float" office:value="890.69585156775">
            <text:p>890.7</text:p>
          </table:table-cell>
          <table:table-cell table:formula="of:=[.D37]/[.$B$26]" office:value-type="float" office:value="7.15375993478704">
            <text:p>7.15</text:p>
          </table:table-cell>
          <table:table-cell table:formula="of:=[.E37]/[.$H$43]" office:value-type="float" office:value="516.796694545888">
            <text:p>516.8</text:p>
          </table:table-cell>
          <table:table-cell table:number-columns-repeated="2"/>
        </table:table-row>
        <table:table-row table:style-name="ro1">
          <table:table-cell office:value-type="string">
            <text:p>4.1 (2005)</text:p>
          </table:table-cell>
          <table:table-cell office:value-type="string">
            <text:p>4.1</text:p>
          </table:table-cell>
          <table:table-cell table:style-name="ce3" office:value-type="date" office:date-value="2005-01-01">
            <text:p>2005-01-01</text:p>
          </table:table-cell>
          <table:table-cell office:value-type="float" office:value="70229">
            <text:p>70229</text:p>
          </table:table-cell>
          <table:table-cell table:formula="of:=SQRT([.D38]*11.3)" office:value-type="float" office:value="890.835394447257">
            <text:p>890.84</text:p>
          </table:table-cell>
          <table:table-cell table:formula="of:=[.D38]/[.$B$26]" office:value-type="float" office:value="7.15600163032403">
            <text:p>7.16</text:p>
          </table:table-cell>
          <table:table-cell table:formula="of:=[.E38]/[.$H$43]" office:value-type="float" office:value="516.87765966855">
            <text:p>516.88</text:p>
          </table:table-cell>
          <table:table-cell table:number-columns-repeated="2"/>
        </table:table-row>
        <table:table-row table:style-name="ro1">
          <table:table-cell office:value-type="string">
            <text:p>5.1 (2008)</text:p>
          </table:table-cell>
          <table:table-cell office:value-type="string">
            <text:p>5.1</text:p>
          </table:table-cell>
          <table:table-cell table:style-name="ce3" office:value-type="date" office:date-value="2008-01-01">
            <text:p>2008-01-01</text:p>
          </table:table-cell>
          <table:table-cell office:value-type="float" office:value="70237">
            <text:p>70237</text:p>
          </table:table-cell>
          <table:table-cell table:formula="of:=SQRT([.D39]*11.3)" office:value-type="float" office:value="890.886131893409">
            <text:p>890.89</text:p>
          </table:table-cell>
          <table:table-cell table:formula="of:=[.D39]/[.$B$26]" office:value-type="float" office:value="7.15681679233748">
            <text:p>7.16</text:p>
          </table:table-cell>
          <table:table-cell table:formula="of:=[.E39]/[.$H$43]" office:value-type="float" office:value="516.90709838707">
            <text:p>516.91</text:p>
          </table:table-cell>
          <table:table-cell table:number-columns-repeated="2"/>
        </table:table-row>
        <table:table-row table:style-name="ro1">
          <table:table-cell office:value-type="string">
            <text:p>5.2 (2009)</text:p>
          </table:table-cell>
          <table:table-cell office:value-type="string">
            <text:p>5.2</text:p>
          </table:table-cell>
          <table:table-cell table:style-name="ce3" office:value-type="date" office:date-value="2009-01-01">
            <text:p>2009-01-01</text:p>
          </table:table-cell>
          <table:table-cell office:value-type="float" office:value="74394">
            <text:p>74394</text:p>
          </table:table-cell>
          <table:table-cell table:formula="of:=SQRT([.D40]*11.3)" office:value-type="float" office:value="916.870874223846">
            <text:p>916.87</text:p>
          </table:table-cell>
          <table:table-cell table:formula="of:=[.D40]/[.$B$26]" office:value-type="float" office:value="7.58039535357652">
            <text:p>7.58</text:p>
          </table:table-cell>
          <table:table-cell table:formula="of:=[.E40]/[.$H$43]" office:value-type="float" office:value="531.983882365978">
            <text:p>531.98</text:p>
          </table:table-cell>
          <table:table-cell table:number-columns-repeated="2"/>
        </table:table-row>
        <table:table-row table:style-name="ro1">
          <table:table-cell office:value-type="string">
            <text:p>6.0 (2010)</text:p>
          </table:table-cell>
          <table:table-cell office:value-type="string">
            <text:p>6.0</text:p>
          </table:table-cell>
          <table:table-cell table:style-name="ce3" office:value-type="date" office:date-value="2010-01-01">
            <text:p>2010-01-01</text:p>
          </table:table-cell>
          <table:table-cell office:value-type="float" office:value="74616">
            <text:p>74616</text:p>
          </table:table-cell>
          <table:table-cell table:formula="of:=SQRT([.D41]*11.3)" office:value-type="float" office:value="918.237877676586">
            <text:p>918.24</text:p>
          </table:table-cell>
          <table:table-cell table:formula="of:=[.D41]/[.$B$26]" office:value-type="float" office:value="7.60301609944977">
            <text:p>7.6</text:p>
          </table:table-cell>
          <table:table-cell table:formula="of:=[.E41]/[.$H$43]" office:value-type="float" office:value="532.777040731502">
            <text:p>532.78</text:p>
          </table:table-cell>
          <table:table-cell table:number-columns-repeated="2"/>
        </table:table-row>
        <table:table-row table:style-name="ro1">
          <table:table-cell office:value-type="string">
            <text:p>6.1 (2012)</text:p>
          </table:table-cell>
          <table:table-cell office:value-type="string">
            <text:p>6.1</text:p>
          </table:table-cell>
          <table:table-cell table:style-name="ce3" office:value-type="date" office:date-value="2012-01-01">
            <text:p>2012-01-01</text:p>
          </table:table-cell>
          <table:table-cell office:value-type="float" office:value="74617">
            <text:p>74617</text:p>
          </table:table-cell>
          <table:table-cell table:formula="of:=SQRT([.D42]*11.3)" office:value-type="float" office:value="918.24403074564">
            <text:p>918.24</text:p>
          </table:table-cell>
          <table:table-cell table:formula="of:=[.D42]/[.$B$26]" office:value-type="float" office:value="7.60311799470145">
            <text:p>7.6</text:p>
          </table:table-cell>
          <table:table-cell table:formula="of:=[.E42]/[.$H$43]" office:value-type="float" office:value="532.780610845524">
            <text:p>532.78</text:p>
          </table:table-cell>
          <table:table-cell table:number-columns-repeated="2"/>
        </table:table-row>
        <table:table-row table:style-name="ro1">
          <table:table-cell office:value-type="string">
            <text:p>8.0 (2015)</text:p>
          </table:table-cell>
          <table:table-cell office:value-type="string">
            <text:p>8.0</text:p>
          </table:table-cell>
          <table:table-cell table:style-name="ce3" office:value-type="date" office:date-value="2015-01-01">
            <text:p>2015-01-01</text:p>
          </table:table-cell>
          <table:table-cell office:value-type="float" office:value="80388">
            <text:p>80388</text:p>
          </table:table-cell>
          <table:table-cell table:formula="of:=SQRT([.D43]*11.3)" office:value-type="float" office:value="953.092020740915">
            <text:p>953.09</text:p>
          </table:table-cell>
          <table:table-cell table:formula="of:=[.D43]/[.$B$26]" office:value-type="float" office:value="8.19115549215407">
            <text:p>8.19</text:p>
          </table:table-cell>
          <table:table-cell office:value-type="float" office:value="553">
            <text:p>553</text:p>
          </table:table-cell>
          <table:table-cell table:formula="of:=[.E43]/[.G43]" office:value-type="float" office:value="1.72349370839225">
            <text:p>1.72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de" fo:country="DE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3">09/03/2015</text:date>, <text:time>18:0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5-09-02T11:05:39</meta:creation-date>
    <dc:date>2015-09-03T18:02:31</dc:date>
    <meta:editing-duration>PT03H47M26S</meta:editing-duration>
    <meta:editing-cycles>14</meta:editing-cycles>
    <meta:generator>NeoOffice/3.3$Unix OpenOffice.org_project/Patch 0</meta:generator>
    <meta:document-statistic meta:table-count="3" meta:cell-count="1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ignore" chart:spline-order="3" chart:sort-by-x-values="false" chart:right-angled-axes="true"/>
    </style:style>
    <style:style style:name="ch4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3.849cm" svg:height="10.259cm" chart:class="chart:scatter" chart:style-name="ch1">
        <chart:legend chart:legend-position="end" svg:x="20.67cm" svg:y="4.834cm" chart:style-name="ch2"/>
        <chart:plot-area chart:style-name="ch3" table:cell-range-address="Sheet1.B34:Sheet1.D43" chart:data-source-has-labels="both" svg:x="0.476cm" svg:y="0.205cm" svg:width="19.719cm" svg:height="9.644cm">
          <chart:axis chart:dimension="x" chart:name="primary-x" chart:style-name="ch4">
            <chart:categories table:cell-range-address="Sheet1.B35:Sheet1.B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35:Sheet1.D43" chart:label-cell-address="Sheet1.D34:Sheet1.D34" chart:class="chart:scatter">
            <chart:domain table:cell-range-address="Sheet1.C35:Sheet1.C43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 text:id="Sheet1.D34:Sheet1.D34">Total Characters</text:p>
              </table:table-cell>
            </table:table-row>
          </table:table-header-rows>
          <table:table-rows>
            <table:table-row>
              <table:table-cell office:value-type="string">
                <text:p text:id="Sheet1.B35:Sheet1.B43">1.0</text:p>
              </table:table-cell>
              <table:table-cell office:value-type="float" office:value="33239">
                <text:p text:id="Sheet1.C35:Sheet1.C43">33239</text:p>
              </table:table-cell>
              <table:table-cell office:value-type="float" office:value="20914">
                <text:p text:id="Sheet1.D35:Sheet1.D43">20914</text:p>
              </table:table-cell>
            </table:table-row>
            <table:table-row>
              <table:table-cell office:value-type="string">
                <text:p>3.0</text:p>
              </table:table-cell>
              <table:table-cell office:value-type="float" office:value="36161">
                <text:p>36161</text:p>
              </table:table-cell>
              <table:table-cell office:value-type="float" office:value="27496">
                <text:p>27496</text:p>
              </table:table-cell>
            </table:table-row>
            <table:table-row>
              <table:table-cell office:value-type="string">
                <text:p>3.1</text:p>
              </table:table-cell>
              <table:table-cell office:value-type="float" office:value="36892">
                <text:p>36892</text:p>
              </table:table-cell>
              <table:table-cell office:value-type="float" office:value="70207">
                <text:p>70207</text:p>
              </table:table-cell>
            </table:table-row>
            <table:table-row>
              <table:table-cell office:value-type="string">
                <text:p>4.1</text:p>
              </table:table-cell>
              <table:table-cell office:value-type="float" office:value="38353">
                <text:p>38353</text:p>
              </table:table-cell>
              <table:table-cell office:value-type="float" office:value="70229">
                <text:p>70229</text:p>
              </table:table-cell>
            </table:table-row>
            <table:table-row>
              <table:table-cell office:value-type="string">
                <text:p>5.1</text:p>
              </table:table-cell>
              <table:table-cell office:value-type="float" office:value="39448">
                <text:p>39448</text:p>
              </table:table-cell>
              <table:table-cell office:value-type="float" office:value="70237">
                <text:p>70237</text:p>
              </table:table-cell>
            </table:table-row>
            <table:table-row>
              <table:table-cell office:value-type="string">
                <text:p>5.2</text:p>
              </table:table-cell>
              <table:table-cell office:value-type="float" office:value="39814">
                <text:p>39814</text:p>
              </table:table-cell>
              <table:table-cell office:value-type="float" office:value="74394">
                <text:p>74394</text:p>
              </table:table-cell>
            </table:table-row>
            <table:table-row>
              <table:table-cell office:value-type="string">
                <text:p>6.0</text:p>
              </table:table-cell>
              <table:table-cell office:value-type="float" office:value="40179">
                <text:p>40179</text:p>
              </table:table-cell>
              <table:table-cell office:value-type="float" office:value="74616">
                <text:p>74616</text:p>
              </table:table-cell>
            </table:table-row>
            <table:table-row>
              <table:table-cell office:value-type="string">
                <text:p>6.1</text:p>
              </table:table-cell>
              <table:table-cell office:value-type="float" office:value="40909">
                <text:p>40909</text:p>
              </table:table-cell>
              <table:table-cell office:value-type="float" office:value="74617">
                <text:p>74617</text:p>
              </table:table-cell>
            </table:table-row>
            <table:table-row>
              <table:table-cell office:value-type="string">
                <text:p>8.0</text:p>
              </table:table-cell>
              <table:table-cell office:value-type="float" office:value="42005">
                <text:p>42005</text:p>
              </table:table-cell>
              <table:table-cell office:value-type="float" office:value="80388">
                <text:p>803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